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279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7.5cm"/>
    </style:style>
    <style:style style:name="P1" style:family="paragraph"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2cm" svg:height="2cm" svg:x="7cm" svg:y="6.5cm">
          <text:p text:style-name="P1">0</text:p>
        </draw:circle>
        <draw:circle draw:style-name="gr1" draw:text-style-name="P1" draw:layer="layout" svg:width="2cm" svg:height="2cm" svg:x="11.5cm" svg:y="6.5cm">
          <text:p text:style-name="P1">1</text:p>
        </draw:circle>
        <draw:line draw:style-name="gr2" draw:text-style-name="P1" draw:layer="layout" svg:x1="9cm" svg:y1="7cm" svg:x2="11.5cm" svg:y2="7cm">
          <text:p text:style-name="P1">on</text:p>
        </draw:line>
        <draw:frame draw:style-name="gr3" draw:layer="layout" svg:width="13cm" svg:height="9.529cm" svg:x="4cm" svg:y="13.3cm">
          <draw:text-box>
            <text:p><text:span text:style-name="T1">Etats</text:span></text:p>
            <text:p>0 : off</text:p>
            <text:p>1 : splash screen</text:p>
            <text:p>2 : pits (config)</text:p>
            <text:p>3 : racing (display)</text:p>
            <text:p><text:span text:style-name="T2"/></text:p>
            <text:p/>
          </draw:text-box>
        </draw:frame>
        <draw:circle draw:style-name="gr1" draw:text-style-name="P1" draw:layer="layout" svg:width="2cm" svg:height="2cm" svg:x="16cm" svg:y="6.5cm">
          <text:p text:style-name="P1">2</text:p>
        </draw:circle>
        <draw:circle draw:style-name="gr1" draw:text-style-name="P1" draw:layer="layout" svg:width="2cm" svg:height="2cm" svg:x="20.5cm" svg:y="6.5cm">
          <text:p text:style-name="P1">3</text:p>
        </draw:circle>
        <draw:line draw:style-name="gr2" draw:text-style-name="P1" draw:layer="layout" svg:x1="13.5cm" svg:y1="7.5cm" svg:x2="16cm" svg:y2="7.5cm">
          <text:p text:style-name="P1">wait</text:p>
        </draw:line>
        <draw:line draw:style-name="gr2" draw:text-style-name="P1" draw:layer="layout" svg:x1="18cm" svg:y1="8cm" svg:x2="20.5cm" svg:y2="8cm">
          <text:p text:style-name="P1">line</text:p>
        </draw:line>
        <draw:line draw:style-name="gr2" draw:text-style-name="P1" draw:layer="layout" svg:x1="20.5cm" svg:y1="7cm" svg:x2="18cm" svg:y2="7cm">
          <text:p text:style-name="P1">timeup</text:p>
        </draw:line>
        <draw:line draw:style-name="gr2" draw:text-style-name="P1" draw:layer="layout" svg:x1="11.5cm" svg:y1="8cm" svg:x2="9cm" svg:y2="8cm">
          <text:p text:style-name="P1">off</text:p>
        </draw:line>
        <draw:line draw:style-name="gr1" draw:text-style-name="P1" draw:layer="layout" svg:x1="17cm" svg:y1="8.5cm" svg:x2="17cm" svg:y2="10cm">
          <text:p text:style-name="P1">off</text:p>
        </draw:line>
        <draw:line draw:style-name="gr4" draw:text-style-name="P1" draw:layer="layout" svg:x1="8cm" svg:y1="10cm" svg:x2="21.5cm" svg:y2="10cm">
          <text:p/>
        </draw:line>
        <draw:line draw:style-name="gr1" draw:text-style-name="P1" draw:layer="layout" svg:x1="21.5cm" svg:y1="8.5cm" svg:x2="21.5cm" svg:y2="10cm">
          <text:p text:style-name="P1">off</text:p>
        </draw:line>
        <draw:line draw:style-name="gr5" draw:text-style-name="P1" draw:layer="layout" svg:x1="8cm" svg:y1="10cm" svg:x2="8cm" svg:y2="8.5cm">
          <text:p/>
        </draw:line>
        <draw:line draw:style-name="gr1" draw:text-style-name="P1" draw:layer="layout" svg:x1="12.5cm" svg:y1="8.5cm" svg:x2="12.5cm" svg:y2="10cm">
          <text:p text:style-name="P1">off</text:p>
        </draw:line>
        <draw:frame draw:style-name="gr6" draw:text-style-name="P1" draw:layer="layout" svg:width="14.5cm" svg:height="1.948cm" svg:x="8.5cm" svg:y="2cm">
          <draw:text-box>
            <text:p text:style-name="P1"><text:span text:style-name="T3">OpenChrono</text:span></text:p>
            <text:p text:style-name="P1"><text:span text:style-name="T1">Machine à états finis / finite-state machine</text:span></text:p>
          </draw:text-box>
        </draw:frame>
        <draw:frame draw:style-name="gr7" draw:layer="layout" svg:width="12cm" svg:height="7.75cm" svg:x="16cm" svg:y="13.55cm">
          <draw:text-box>
            <text:p><text:span text:style-name="T4">Évènements</text:span></text:p>
            <text:p><text:span text:style-name="T2">on : mise sous tension / mise en marche</text:span></text:p>
            <text:p><text:span text:style-name="T2">off : mise hors tension / arrêt</text:span></text:p>
            <text:p><text:span text:style-name="T2">wait1 : attente (en nb de ticks)</text:span></text:p>
            <text:p><text:span text:style-name="T2">line : passage sur la ligne</text:span></text:p>
            <text:p><text:span text:style-name="T2">timeup : dépassement du temps pour un tour (9:99:999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1T19:41:34.65</meta:creation-date>
    <dc:date>2010-05-11T20:17:35.39</dc:date>
    <meta:editing-duration>PT00H34M59S</meta:editing-duration>
    <meta:editing-cycles>16</meta:editing-cycles>
    <meta:generator>OpenOffice.org/3.2$Win32 OpenOffice.org_project/320m12$Build-9483</meta:generator>
    <meta:document-statistic meta:object-count="17"/>
  </office:meta>
</office:document-meta>
</file>